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officeooo:rsid="00070785" officeooo:paragraph-rsid="00070785"/>
    </style:style>
    <style:style style:name="P2" style:family="paragraph" style:parent-style-name="Preformatted_20_Text">
      <style:text-properties officeooo:rsid="00070785" officeooo:paragraph-rsid="0009e328"/>
    </style:style>
    <style:style style:name="P3" style:family="paragraph" style:parent-style-name="Preformatted_20_Text">
      <style:text-properties officeooo:rsid="00080a54" officeooo:paragraph-rsid="00080a54"/>
    </style:style>
    <style:style style:name="P4" style:family="paragraph" style:parent-style-name="Preformatted_20_Text">
      <style:text-properties officeooo:rsid="00080a54" officeooo:paragraph-rsid="000bb3bc"/>
    </style:style>
    <style:style style:name="P5" style:family="paragraph" style:parent-style-name="Preformatted_20_Text">
      <style:text-properties officeooo:rsid="0008bf98" officeooo:paragraph-rsid="0008bf98"/>
    </style:style>
    <style:style style:name="P6" style:family="paragraph" style:parent-style-name="Preformatted_20_Text">
      <style:text-properties officeooo:rsid="0009e328" officeooo:paragraph-rsid="0009e328"/>
    </style:style>
    <style:style style:name="P7" style:family="paragraph" style:parent-style-name="Preformatted_20_Text">
      <style:text-properties officeooo:rsid="000bb3bc" officeooo:paragraph-rsid="000bb3bc"/>
    </style:style>
    <style:style style:name="P8" style:family="paragraph" style:parent-style-name="Preformatted_20_Text">
      <style:text-properties officeooo:rsid="000c1e9d" officeooo:paragraph-rsid="000c1e9d"/>
    </style:style>
    <style:style style:name="T1" style:family="text">
      <style:text-properties officeooo:rsid="00080a54"/>
    </style:style>
    <style:style style:name="T2" style:family="text">
      <style:text-properties officeooo:rsid="0008bf98"/>
    </style:style>
    <style:style style:name="T3" style:family="text">
      <style:text-properties officeooo:rsid="000bb3bc"/>
    </style:style>
    <style:style style:name="T4" style:family="text">
      <style:text-properties officeooo:rsid="000c93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wstep, poruszenie problemu dlaczego ten temat, na czym z grubsza bedzie polegala praca.</text:p>
      <text:p text:style-name="P1">2.czesc teoretyczna </text:p>
      <text:p text:style-name="P1"/>
      <text:p text:style-name="P6">a) rynek forex histria opis fakty</text:p>
      <text:p text:style-name="P6"><text:tab/>- pary walutwe EUR/USD</text:p>
      <text:p text:style-name="P2"/>
      <text:p text:style-name="P2"/>
      <text:p text:style-name="P3">//a)rynek walut czy mozn przewidziec wprowadzenie teoretyczne </text:p>
      <text:p text:style-name="P1">a)<text:span text:style-name="T1">analiza fundamentalna</text:span></text:p>
      <text:p text:style-name="P3">b) analiza techniczna</text:p>
      <text:p text:style-name="P3"><text:tab/>-<text:tab/>uzyte wskazniki(opis dzialanie)</text:p>
      <text:p text:style-name="P3"/>
      <text:p text:style-name="P6">a)uzycie uczenia maszynowe ogolnie dorobek innych osob </text:p>
      <text:p text:style-name="P6"/>
      <text:p text:style-name="P6"/>
      <text:p text:style-name="P7">problem klasyfikacji dane opisane za pomoca wetorkow liczb dane te sa zapisane apomoca tych samych wektorow wymiarowych I jest zbior uczacy</text:p>
      <text:p text:style-name="P7">opis weki klasyfikatorow po krotce z odniesienim do literatury weka ma publikacje do ktorej trzeba sie odnosci przy opisie.</text:p>
      <text:p text:style-name="P6"/>
      <text:p text:style-name="P3"/>
      <text:p text:style-name="P3">3. DANE</text:p>
      <text:p text:style-name="P3">a) opis surowych danych <text:span text:style-name="T3">statystyczny opis zrodlo wykresy etc</text:span></text:p>
      <text:p text:style-name="P3">b)przygotowanie danych <text:span text:style-name="T3">wektor opisujacy moment w czasie</text:span></text:p>
      <text:p text:style-name="P4"><text:tab/>-<text:tab/>stworzone sygnaly na bazie wskaznikow</text:p>
      <text:p text:style-name="P4"/>
      <text:p text:style-name="P8">roznica w pipsach w czy sieca rosnaca malejaca I o ile, <text:span text:style-name="T4">ATR – miara duzej zmiennosci spojrzec</text:span></text:p>
      <text:p text:style-name="P3"/>
      <text:p text:style-name="P3"/>
      <text:p text:style-name="P3">4) Model</text:p>
      <text:p text:style-name="P3">a) opis wybranego modelu <text:span text:style-name="T2">(RandomForest)</text:span></text:p>
      <text:p text:style-name="P3"/>
      <text:p text:style-name="P5">5) Eksperymenty rezultaty badania</text:p>
      <text:p text:style-name="P5">a) symulacja uzycia modelu a roznych zbiorach danych - <text:s/>tutaj do otrzymany model uzywac do predykcji na roznych innych nietestowych zbiorach danych?</text:p>
      <text:p text:style-name="P5">b) <text:tab/></text:p>
      <text:p text:style-name="P5"/>
      <text:p text:style-name="P5">6)Wnioski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7:00:22.879081134</dc:date>
    <meta:editing-duration>PT6M4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22" meta:word-count="163" meta:character-count="1118" meta:non-whitespace-character-count="967"/>
  </office:meta>
</office:document-meta>
</file>